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(french) = in french</text:p>
      <text:h text:style-name="Heading_20_1" text:outline-level="1"><text:bookmark-start text:name="list-of-all-link-i-accumulate"/>List of all link I accumulate<text:bookmark-end text:name="list-of-all-link-i-accumulate"/></text:h>
      <text:h text:style-name="Heading_20_2" text:outline-level="2"><text:bookmark-start text:name="all-pdf-i-have-found-pdf-link"/>All pdf I have found PDF link<text:bookmark-end text:name="all-pdf-i-have-found-pdf-link"/></text:h>
      <text:h text:style-name="Heading_20_3" text:outline-level="3"><text:bookmark-start text:name="infosec"/>InfoSec<text:bookmark-end text:name="infosec"/></text:h>
      <text:p text:style-name="First_20_paragraph"><text:a xlink:type="simple" xlink:href="https://media.blackhat.com/eu-13/briefings/Mittal/bh-eu-13-powershell-for-penetration-mittal-slides.pdf" office:name=""><text:span text:style-name="Definition">bh-eu-13-powershell-for-penetration-mittal-slides.pdf</text:span></text:a></text:p>
      <text:p text:style-name="Text_20_body"><text:a xlink:type="simple" xlink:href="https://cdn.shopify.com/s/files/1/0177/9886/files/nmittal.pdf" office:name=""><text:span text:style-name="Definition">nmittal.pdf</text:span></text:a></text:p>
      <text:p text:style-name="Text_20_body"><text:a xlink:type="simple" xlink:href="https://www.notsosecure.com/wp-content/uploads/2016/03/NotSoSecure_Powershell_for_Penetration_Testers.pdf" office:name=""><text:span text:style-name="Definition">NotSoSecure_Powershell_for_Penetration_Testers.pdf</text:span></text:a></text:p>
      <text:p text:style-name="Text_20_body"><text:a xlink:type="simple" xlink:href="http://www.ittoday.info/Excerpts/Postexploitation.pdf" office:name=""><text:span text:style-name="Definition">Postexploitation.pdf</text:span></text:a><text:line-break/><text:a xlink:type="simple" xlink:href="https://cours.etsmtl.ca/mti719/documents/cours/Cours-05-Test_Intrusion.pdf" office:name=""><text:span text:style-name="Definition">Cours-05-Test_Intrusion.pdf</text:span></text:a> (french)</text:p>
      <text:p text:style-name="Text_20_body"><text:a xlink:type="simple" xlink:href="http://tony3d3.free.fr/files/Hacking,-securite-et-tests-dintrusion-avec-Metasploit.pdf" office:name=""><text:span text:style-name="Definition">Hacking,-securite-et-tests-dintrusion-avec-Metasploit.pdf</text:span></text:a> (french)</text:p>
      <text:p text:style-name="Text_20_body"><text:a xlink:type="simple" xlink:href="https://www.irisa.fr/prive/bcousin/Cours/1-Securite-des-reseaux.2P.pdf" office:name=""><text:span text:style-name="Definition">1-Securite-des-reseaux.2P.pdf</text:span></text:a> (french)</text:p>
      <text:p text:style-name="Text_20_body"><text:a xlink:type="simple" xlink:href="https://doc.lagout.org/Others/Cours_securite%20informatique.pdf" office:name=""><text:span text:style-name="Definition">Cours_securite informatique.pdf</text:span></text:a> (french)</text:p>
      <text:p text:style-name="Text_20_body"><text:a xlink:type="simple" xlink:href="http://www.montefiore.ulg.ac.be/~dumont/pdf/crypto.pdf" office:name=""><text:span text:style-name="Definition">crypto.pdf</text:span></text:a> (french)</text:p>
      <text:p text:style-name="Text_20_body"><text:a xlink:type="simple" xlink:href="http://ylescop.free.fr/mrim/cours/securite.pdf" office:name=""><text:span text:style-name="Definition">securite.pdf</text:span></text:a> (french)</text:p>
      <text:h text:style-name="Heading_20_2" text:outline-level="2"><text:bookmark-start text:name="powerpoint-info-sec"/>PowerPoint Info sec<text:bookmark-end text:name="powerpoint-info-sec"/></text:h>
      <text:p text:style-name="First_20_paragraph"><text:a xlink:type="simple" xlink:href="http://www.univ-bouira.dz/ar/images/uamob/fichiers/Cours/Securit%C3%A9%20Informatique%20raiahla/Cours_1_Securite.ppt" office:name=""><text:span text:style-name="Definition">Cours_1_Securite.ppt</text:span></text:a> (french)</text:p>
      <text:p text:style-name="Text_20_body"><text:a xlink:type="simple" xlink:href="http://deptinfo.cnam.fr/Enseignement/CycleProbatoire/RSX102/cours_securite.ppt" office:name=""><text:span text:style-name="Definition">cours_securite.ppt</text:span></text:a> (french)</text:p>
      <text:h text:style-name="Heading_20_2" text:outline-level="2"><text:bookmark-start text:name="talk"/>Talk<text:bookmark-end text:name="talk"/></text:h>
      <text:p text:style-name="First_20_paragraph">https://www.passageenseine.org/fr/archives-et-videos/ (french)</text:p>
      <text:p text:style-name="Text_20_body">https://nuitduhack.com/fr/talks.html - http://2015.nuitduhack.com/fr/talks.html# - http://2014.nuitduhack.com/talks.html (french)</text:p>
      <text:h text:style-name="Heading_20_2" text:outline-level="2"><text:bookmark-start text:name="pentest-but-not-talk-or-pdf"/>Pentest but not talk or pdf<text:bookmark-end text:name="pentest-but-not-talk-or-pdf"/></text:h>
      <text:h text:style-name="Heading_20_2" text:outline-level="2"><text:bookmark-start text:name="proxy--"/>—- Proxy —-<text:bookmark-end text:name="proxy--"/></text:h>
      <text:p text:style-name="First_20_paragraph">http://blog.nicolargo.com/2009/05/tunnel-http-pour-faire-du-ssh-depuis-le-bureau.html (french)</text:p>
      <text:p text:style-name="Text_20_body">http://xmodulo.com/how-to-configure-http-proxy-exceptions.html</text:p>
      <text:h text:style-name="Heading_20_2" text:outline-level="2"><text:bookmark-start text:name="powershell"/>–PowerShell –<text:bookmark-end text:name="powershell"/></text:h>
      <text:p text:style-name="First_20_paragraph">https://community.spiceworks.com/topic/857690-automatically-and-silently-bypass-execution-policy-for-a-powershell-script</text:p>
      <text:p text:style-name="Text_20_body">https://blog.netspi.com/15-ways-to-bypass-the-powershell-execution-policy/</text:p>
      <text:p text:style-name="Text_20_body">https://www.youtube.com/watch?v=aDeJBe6eqps</text:p>
      <text:h text:style-name="Heading_20_2" text:outline-level="2"><text:bookmark-start text:name="not-sure-usefull-but-here"/>Not sure usefull but here<text:bookmark-end text:name="not-sure-usefull-but-here"/></text:h>
      <text:p text:style-name="First_20_paragraph"><text:a xlink:type="simple" xlink:href="http://heure.com" office:name=""><text:span text:style-name="Definition">online clock</text:span></text:a><text:line-break/>weather <text:span text:style-name="Source_Text">curl wttr.in/your_location</text:span></text:p>
      <text:h text:style-name="Heading_20_2" text:outline-level="2"><text:bookmark-start text:name="other-stuff"/>Other stuff<text:bookmark-end text:name="other-stuff"/></text:h>
      <text:h text:style-name="Heading_20_2" text:outline-level="2"><text:bookmark-start text:name="things-to-buy"/>Things to buy<text:bookmark-end text:name="things-to-buy"/></text:h>
      <text:p text:style-name="First_20_paragraph">http://www.pentest.guru/index.php/2015/10/29/hardware-assisted-penetration-testing/</text:p>
      <text:p text:style-name="Text_20_body">http://hackerboards.com/tiny-open-source-usb-stick-sbc-focuses-on-security/</text:p>
      <text:p text:style-name="Text_20_body">https://inversepath.com/usbarmory</text:p>
      <text:h text:style-name="Heading_20_3" text:outline-level="3"><text:bookmark-start text:name="laptop"/><text:span text:style-name="T1">Laptop</text:span><text:bookmark-end text:name="laptop"/></text:h>
      <text:h text:style-name="Heading_20_4" text:outline-level="4"><text:bookmark-start text:name="chromebook"/>—ChromeBook—<text:bookmark-end text:name="chromebook"/></text:h>
      <text:p text:style-name="First_20_paragraph">http://blogsofwar.com/the-toshiba-chromebook-2-an-amazing-chromebook-good-linux-laptop-and-decent-macbook/</text:p>
      <text:p text:style-name="Text_20_body">http://www.ebay.fr/itm/Toshiba-Chromebook-CB30-102-13-3-Laptop-Intel-Celeron-2GB-RAM-16GB-SSD-R-/182242033879?hash=item2a6e78c0d7:g:yGAAAOSw-kdXw8nj</text:p>
      <text:h text:style-name="Heading_20_4" text:outline-level="4"><text:bookmark-start text:name="laptop--"/>—LapTop —-<text:bookmark-end text:name="laptop--"/></text:h>
      <text:p text:style-name="First_20_paragraph">http://picknotebook.com/blog/best-kali-linux-laptop/</text:p>
      <text:p text:style-name="Text_20_body">https://www.amazon.com/Lenovo-Thinkpad-processor-Professional-Refurbished/dp/B01446UMMG/ref=as_li_ss_tl?ie=UTF8&amp;qid=1466523080&amp;sr=8-1-spons&amp;keywords=Thinkpad+T420&amp;psc=1&amp;linkCode=sl1&amp;tag=picknotb-20&amp;linkId=eed169c3385e7319200ac77ccb04e255</text:p>
      <text:p text:style-name="Text_20_body">http://www.ebay.fr/itm/Laptop-Portatile-IBM-Lenovo-Thinkpad-T420-2-5Ghz-Core-i5-14-4gb-SSD128gb-Webcam-/222224895162?hash=item33bda2ccba:g:cpwAAOSwgZ1XuE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/>
    <dc:description/>
    <dc:subject/>
    <meta:keyword/>
    <meta:initial-creator/>
    <dc:creator/>
    <meta:creation-date>2020-03-22T16:09:04Z</meta:creation-date>
    <dc:date>2020-03-22T16:09:04Z</dc:date>
  </office:meta>
</office:document-meta>
</file>